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ackground-color="transparent" fo:border="0.74pt solid #000000"/>
      <style:text-properties fo:color="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row table:style-name="ro1">
          <table:table-cell/>
          <table:table-cell office:value-type="string" calcext:value-type="string" table:number-columns-spanned="4" table:number-rows-spanned="1">
            <text:p>LAB-10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ENAT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 table:number-columns-spanned="2" table:number-rows-spanned="1">
            <text:p>Crime</text:p>
          </table:table-cell>
          <table:covered-table-cell/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  <table:table-cell office:value-type="string" calcext:value-type="string" table:number-columns-spanned="2" table:number-rows-spanned="1">
            <text:p>Crime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Tiempo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Speedup</text:p>
          </table:table-cell>
          <table:table-cell table:style-name="ce3" office:value-type="string" calcext:value-type="string">
            <text:p>Tiempo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style-name="Default" office:value-type="float" office:value="4.967" calcext:value-type="float">
            <text:p>4.967</text:p>
          </table:table-cell>
          <table:table-cell table:style-name="Default"/>
          <table:table-cell table:style-name="ce6" office:value-type="float" office:value="141057" calcext:value-type="float">
            <text:p>141057</text:p>
          </table:table-cell>
          <table:table-cell table:style-name="Default"/>
          <table:table-cell table:style-name="Default" office:value-type="float" office:value="18.978" calcext:value-type="float">
            <text:p>18.978</text:p>
          </table:table-cell>
          <table:table-cell table:style-name="Default"/>
          <table:table-cell table:style-name="ce6" office:value-type="float" office:value="604402.2" calcext:value-type="float">
            <text:p>604402.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23:10:21.399167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2:48:22.592822420</meta:creation-date>
    <dc:date>2018-10-01T23:12:49.672863169</dc:date>
    <meta:editing-duration>PT3M37S</meta:editing-duration>
    <meta:editing-cycles>2</meta:editing-cycles>
    <meta:generator>LibreOffice/5.1.6.2$Linux_X86_64 LibreOffice_project/10m0$Build-2</meta:generator>
    <meta:document-statistic meta:table-count="1" meta:cell-count="19" meta:object-count="0"/>
  </office:meta>
</office:document-meta>
</file>